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4T10:17:26.904682216</meta:creation-date>
    <dc:date>2020-06-04T10:18:40.867778789</dc:date>
    <meta:editing-duration>PT1M15S</meta:editing-duration>
    <meta:editing-cycles>1</meta:editing-cycles>
    <meta:document-statistic meta:table-count="1" meta:cell-count="20" meta:object-count="1"/>
    <meta:generator>LibreOffice/6.4.0.1$Linux_X86_64 LibreOffice_project/1b6477b31f0334bd8620a96f0aeeb449b587be9f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1:Sheet1.B10" svg:x="0.32cm" svg:y="0.18cm" svg:width="13.097cm" svg:height="8.64cm">
          <chartooo:coordinate-region svg:x="0.941cm" svg:y="0.379cm" svg:width="12.4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" chart:class="chart:bar">
            <chart:data-point chart:repeated="10"/>
          </chart:series>
          <chart:series chart:style-name="ch8" chart:values-cell-range-address="Sheet1.B1:Sheet1.B1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6">
                <text:p>6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1$Linux_X86_64 LibreOffice_project/1b6477b31f0334bd8620a96f0aeeb449b587be9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